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C4E37799B46EB65F91.jpg" manifest:media-type="image/jpeg"/>
  <manifest:file-entry manifest:full-path="Pictures/1000000000000400000002C4DAF4CB69EA769245.png" manifest:media-type="image/png"/>
  <manifest:file-entry manifest:full-path="Pictures/1000000000000400000002C469B25F1A369328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mm" fo:margin-bottom="4mm" style:contextual-spacing="false" fo:text-align="justify" style:justify-single-word="false" style:page-number="auto">
        <style:tab-stops/>
      </style:paragraph-properties>
      <style:text-properties officeooo:paragraph-rsid="004a2424"/>
    </style:style>
    <style:style style:name="P2" style:family="paragraph" style:parent-style-name="Standard">
      <style:paragraph-properties fo:margin-top="0mm" fo:margin-bottom="4mm" style:contextual-spacing="false" fo:text-align="justify" style:justify-single-word="false">
        <style:tab-stops/>
      </style:paragraph-properties>
      <style:text-properties officeooo:paragraph-rsid="004a242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37.89mm, 37.8mm, 5.33mm, 22.61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30.39mm, 4.87mm, 11.43mm, 35.68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horizontal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n1" text:anchor-type="paragraph" svg:y="0.32mm" svg:width="40.01mm" svg:height="27.66mm" draw:z-index="0"><draw:image xlink:href="Pictures/1000000000000400000002C4E37799B46EB65F91.jpg" xlink:type="simple" xlink:show="embed" xlink:actuate="onLoad" draw:mime-type="image/jpeg"/></draw:frame><draw:frame draw:style-name="fr3" draw:name="Imagen2" text:anchor-type="char" svg:y="-0.19mm" svg:width="40.01mm" svg:height="27.66mm" draw:z-index="1"><draw:image xlink:href="Pictures/1000000000000400000002C4E37799B46EB65F91.jpg" xlink:type="simple" xlink:show="embed" xlink:actuate="onLoad" draw:mime-type="image/jpeg"/></draw:frame><draw:frame draw:style-name="fr2" draw:name="Imagen3" text:anchor-type="char" svg:y="32.26mm" svg:width="50.08mm" svg:height="14.16mm" draw:z-index="2" draw:transform="translate (-25.04mm -39.34mm) rotate (3.14159265358979) translate (25.04mm 39.34mm)"><draw:image xlink:href="Pictures/1000000000000400000002C469B25F1A3693281F.png" xlink:type="simple" xlink:show="embed" xlink:actuate="onLoad" draw:mime-type="image/png"/></draw:frame></text:p>
      <text:p text:style-name="P2"/>
      <text:p text:style-name="P2"/>
      <text:p text:style-name="P2"><draw:frame draw:style-name="fr1" draw:name="Imagen4" text:anchor-type="char" svg:y="0.41mm" svg:width="19.47mm" svg:height="11.47mm" draw:z-index="3" draw:transform="translate (-9.735mm -6.145mm) rotate (4.71238898038469) translate (9.735mm 6.145mm)"><draw:image xlink:href="Pictures/1000000000000400000002C4DAF4CB69EA7692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31T12:29:50.678000000</dc:date>
    <meta:editing-duration>PT6H14M44S</meta:editing-duration>
    <meta:editing-cycles>54</meta:editing-cycles>
    <meta:document-statistic meta:table-count="0" meta:image-count="4" meta:object-count="0" meta:page-count="1" meta:paragraph-count="0" meta:word-count="0" meta:character-count="0" meta:non-whitespace-character-count="0"/>
  </office:meta>
</office:document-meta>
</file>